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nim przejdę do relacji właściwej, chciałbym zaznaczyć, że był to mój pierwszy meet. Nie oczekiwałem więc wiele – byłem pewien, że nawet jeśli same atrakcje MECu nie będą wystarczająco satysfakcjonujące, zawsze była to po prostu okazja do spotkania się ze współredaktorami, którzy notabene wtedy widzieli mnie na żywo po raz pierwszy. </text:p>
      <text:p text:style-name="P1"/>
      <text:p text:style-name="P1">Pierwsze wrażenie było naprawdę pozytywne. Szkoła, w której to organizowano była bardzo zadbana, wejściówki relatywnie ładne, tłum bronies i pegasis widocznie dobrze się bawiących, nic tylko się cieszyć. Pierwsze prawdziwe rozczarowanie przyszło wraz ze sprawdzeniem planu. Naprawdę się zawiodłem, że akurat dwie rzeczy, na które miałem ochotę – szczyt fanfikowy oraz prelekcja o „Kryształowym Oblężeniu” zostały przeniesione na późne godziny wieczorne. Generalnie narzekanie na plan jest mocno nie w porządku, bo ten sam plan mógł być równie dobrze idealny dla wielu innych osób, ale jeśli miałbym sugerować coś organizatorom – atrakcje wymagające przytomnego umysłu, myślenia, konstruktywnej dyskusji i tak dalej jednak wypada dać wcześniej, kiedy ludzie nie zasypiają na krzesłach. </text:p>
      <text:p text:style-name="P1"/>
      <text:p text:style-name="P1">Jako że do wieczoru nie było nic interesującego, najpierw z redaktorami obejrzeliśmy „Mad Maxa”, a potem wróciliśmy na szczyt fanfikowy. Prowadzący nie spełnił niestety swego zadania perfekcyjnie. Po pierwsze – owszem, to uczestnicy powinni rzucać tematami i ciągnąć to do przodu, ale wypada, by prowadzący rzucił chociaż pierwszy temat na rozpoczęcie rozmowy. Wypadło to nieco blado. Drugim problemem był fakt, że w drugiej połowie prowadzący stracił kontrolę nad dyskusją i stało się to bardzo chaotyczne. Pomimo tego, uważam trwający cztery godziny szczyt fanfikowy za naprawdę świetne doświadczenie. Szczególnie miło zapamiętałem dyskusję z Kredke, z którym wymieniliśmy się licznymi uwagami. Sporo uczestników miało dużo do powiedzenia i to definitywnie plus – w końcu wypada, by nie tylko dwie-trzy osoby ciągnęły dyskusję, gdy na sali jest blisko dwadzieścia osób.</text:p>
      <text:p text:style-name="P1"/>
      <text:p text:style-name="P1">Potem była jeszcze (o północy) prelekcja o „Kryształowym Oblężeniu”. Uczucia mam mocno mieszane. Pierwsza uwaga: nawet jak na standardy prelekcji, uważam, że zbyt bardzo było to jednoosobowe show. Jest to tym ważniejsze, że sam prowadzący zaznaczył, że poświęca jedną godzinę na dyskusję, której właściwie nie było. Zarówno ja, jak i Kredke mieliśmy swoje uwagi i pytania, ale atmosfery do dyskusji nie było żadnej – prowadzący odpowiadał bardzo krótko, po czym natychmiast leciał dalej z planem prelekcji. W rezultacie dalej nie mam przekonujących odpowiedzi na nurtujące mnie pytania, a gdy zaczęła się faza dyskusji i grono wiernych entuzjastów tejże twórczości skutecznie zablokowało możliwość zadania pytań przez otoczenie prowadzącego i rozmowę z nim na zupełnie inne tematy, ja i Kredke poszliśmy sobie na miły spacerek po pustych korytarzach, delektując się zimnym powietrzem oraz smakiem wody mineralnej. </text:p>
      <text:p text:style-name="P1"/>
      <text:p text:style-name="P1">Ale już abstrachując od możliwości dyskusji – w trakcie samej prelekcji ani nie było pokazane nic ciekawego, ani też nic ciekawego nie zostało powiedziane. Niestety, wrażenie było raczej takie, że prowadzący, zamiast skupić się na samym opowiadaniu, tworzy wielką wizję historii, w której „Kryształowe Oblężenie” jest finalnym magnum opus oraz najwspanialszym dziełem gatunku w fandomie poprzez porównanie go do dużo starszych dzieł o podobnej tematyce, podkreślenia, że jest to „najdłuższe dzieło fandomu” oraz największy projekt, nad jakim pracował i tak dalej, i tak dalej. Innymi słowy – było o wszystkim, tylko nie o samym fanfiku, a raczej o jego „otoczce”. </text:p>
      <text:p text:style-name="P1"><text:soft-page-break/></text:p>
      <text:p text:style-name="P1">Czy jest coś, co mi się jeszcze nie podobało poza planem i innymi drobnostkami? Pomysł, by zrobić tego meeta w trakcie szczytu NATO w Warszawie. Nie był to problem dla większości uczestników (z powodu bardzo bliskiej stacji kolejowej Warszawa Wschodnia), ale dla osób mieszkających po drugiej stronie Wisły przebijanie się przez miasto rozwalone przez zamknięte ulice, konwoje i cholera wie co jeszcze naprawdę nie było przyjemne.</text:p>
      <text:p text:style-name="P1"/>
      <text:p text:style-name="P1">Jak na swój pierwszy meet nie oczekiwałem wiele, ale dzięki temu mogłem się tylko pozytywnie zaskoczyć. Chociażby dla samego tylko szczytu fanfikowego warto było się wybrać. Chciałbym równocześnie pozdrowić wszystkich rozmówców z tegoż właśnie szczytu. To była wielka przyjemność, móc z wami dywagować na te tema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9-15T20:43:36.713000000</dc:date>
    <meta:editing-duration>P1DT23H35M49S</meta:editing-duration>
    <meta:document-statistic meta:table-count="0" meta:image-count="0" meta:object-count="0" meta:page-count="2" meta:paragraph-count="7" meta:word-count="626" meta:character-count="4315" meta:non-whitespace-character-count="3684"/>
  </office:meta>
</office:document-meta>
</file>